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dde" officeooo:paragraph-rsid="00159d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RSTY BEAR COLOR SCHEME</text:p>
      <text:p text:style-name="P1"/>
      <text:p text:style-name="P1">MAIN COLORS</text:p>
      <text:p text:style-name="P1"/>
      <text:p text:style-name="P1">Crimson (red)– rgb(255,70,67) - #FF46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08:46:31.618654670</meta:creation-date>
    <dc:date>2019-03-10T20:24:39.888356086</dc:date>
    <meta:editing-duration>PT10H37M47S</meta:editing-duration>
    <meta:editing-cycles>1</meta:editing-cycles>
    <meta:document-statistic meta:table-count="0" meta:image-count="0" meta:object-count="0" meta:page-count="1" meta:paragraph-count="3" meta:word-count="11" meta:character-count="75" meta:non-whitespace-character-count="67"/>
    <meta:generator>LibreOffice/5.1.6.2$Linux_X86_64 LibreOffice_project/10m0$Build-2</meta:generator>
  </office:meta>
</office:document-meta>
</file>